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F6000023C500001E2465424C27.svm"/>
  <manifest:file-entry manifest:media-type="" manifest:full-path="Pictures/200000F6000023C500001E24CD4630B3.svm"/>
  <manifest:file-entry manifest:media-type="" manifest:full-path="Pictures/200000F6000023C500001E245548EB51.svm"/>
  <manifest:file-entry manifest:media-type="" manifest:full-path="Pictures/200000FB000023C500001F746DA771D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list-style-name="L1">
      <style:text-properties fo:font-style="italic" style:font-style-asian="italic" style:font-style-complex="italic"/>
    </style:style>
    <style:style style:name="P3" style:family="paragraph" style:parent-style-name="Standard" style:list-style-name="L2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OC Econometrics Exercise 4 – By Max</text:p>
      <text:p text:style-name="Standard"/>
      <text:p text:style-name="P1">(a) Use OLS to estimate the parameters of the model logw = β1 + β2educ + β3exper + β4exper2 + β5smsa + β6south + ε. Give an interpretation to the estimated β2 coefficient. </text:p>
      <text:p text:style-name="Standard"/>
      <text:p text:style-name="Standard"/>
      <text:p text:style-name="Standard"><draw:frame draw:style-name="fr1" draw:name="Afbeeldingen1" text:anchor-type="paragraph" svg:width="3.6047in" svg:height="3.0374in" draw:z-index="0"><draw:image xlink:href="Pictures/200000F6000023C500001E24CD4630B3.svm" xlink:type="simple" xlink:show="embed" xlink:actuate="onLoad"/></draw:frame></text:p>
      <text:p text:style-name="Standard">Interpretation of <text:span text:style-name="T1">β2 </text:span>:</text:p>
      <text:p text:style-name="Standard">Every additional year of education increases the expected (log)wage of a US man.</text:p>
      <text:p text:style-name="Standard"/>
      <text:p text:style-name="Standard"/>
      <text:p text:style-name="P1">(b) OLS may be inconsistent in this case as educ and exper may be endogenous. Give a reason why this may be the case. Also indicate whether the estimate in part (a) is still useful. </text:p>
      <text:p text:style-name="P4"/>
      <text:p text:style-name="P4">OLS may be inconsistent for education years and work experience years because there is a logical relationship between the two. More eduction years leads to less work experience years, do this leads to a bias.</text:p>
      <text:p text:style-name="P1"/>
      <text:p text:style-name="P4">It is still usefull but the variance might be too large because of the endogenous variable.</text:p>
      <text:p text:style-name="P4"/>
      <text:p text:style-name="P4"/>
      <text:list xml:id="list7114423578481222560" text:style-name="L1">
        <text:list-item>
          <text:p text:style-name="P2">Give a motivation why age and age2 can be used as instruments for exper and exper2 .</text:p>
        </text:list-item>
      </text:list>
      <text:p text:style-name="P1"/>
      <text:p text:style-name="P4">More work experience are possible when you are older, so it makes sense to use age as instrument variable for exper. For varaible exper^2 you have to make the variables equal, so age also have to be squared.</text:p>
      <text:p text:style-name="P4"/>
      <text:p text:style-name="P4"/>
      <text:list xml:id="list8181958200443591952" text:style-name="L2">
        <text:list-item>
          <text:p text:style-name="P3">Run the first-stage regression for educ for the two-stage least squares estimation of the parameters in the model above when age, age2 , nearc, dadeduc, and momeduc are used as additional instruments. What do you conclude about the suitability of these instruments for schooling?</text:p>
        </text:list-item>
      </text:list>
      <text:p text:style-name="P1"/>
      <text:p text:style-name="P1"><draw:frame draw:style-name="fr1" draw:name="Afbeeldingen2" text:anchor-type="paragraph" svg:width="3.6047in" svg:height="3.0374in" draw:z-index="1"><draw:image xlink:href="Pictures/200000F6000023C500001E245548EB51.svm" xlink:type="simple" xlink:show="embed" xlink:actuate="onLoad"/></draw:frame><text:soft-page-break/></text:p>
      <text:p text:style-name="P4">All variables are significant as is the F-Statistic, which means that the variables do explain the dependent variable, EDUC. This is exactly NOT the conclusion you wanted to see, this means that educ is a endogenous variable and thus not stable.</text:p>
      <text:p text:style-name="P4"/>
      <text:p text:style-name="P4"/>
      <text:p text:style-name="P1">(e) Estimate the parameters of the model for log wage using two-stage least squares. Compare your result to the estimate in part (a). </text:p>
      <text:p text:style-name="P1"/>
      <text:p text:style-name="P4">For the model in a) the two stage least squares regression leads to the following: None of the variables are significant anymore the absolute <text:s/>chi^2 value is significant though for this n, see also the significant F-statistic.</text:p>
      <text:p text:style-name="P1"/>
      <text:p text:style-name="P4"><draw:frame draw:style-name="fr2" draw:name="Afbeeldingen3" text:anchor-type="paragraph" svg:width="3.6047in" svg:height="3.1701in" draw:z-index="2"><draw:image xlink:href="Pictures/200000FB000023C500001F746DA771D4.svm" xlink:type="simple" xlink:show="embed" xlink:actuate="onLoad"/></draw:frame></text:p>
      <text:p text:style-name="P1"/>
      <text:p text:style-name="P1"/>
      <text:p text:style-name="P1"><text:soft-page-break/>(f) Perform the Sargan test for validity of the instruments. What is your conclusion? </text:p>
      <text:p text:style-name="P1"/>
      <text:p text:style-name="P4">Use the residuals of e) to regress the residual series and then multiple the R-Squared by the number of observations and then look at the number of freedom (is 0, 5 independent variables – 5 instruments)</text:p>
      <text:p text:style-name="P4"/>
      <text:p text:style-name="P4"><draw:frame draw:style-name="fr1" draw:name="Afbeeldingen4" text:anchor-type="paragraph" svg:width="3.6047in" svg:height="3.0374in" draw:z-index="3"><draw:image xlink:href="Pictures/200000F6000023C500001E2465424C2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 Hikke</meta:initial-creator>
    <meta:creation-date>2015-11-29T17:54:21.73</meta:creation-date>
    <dc:date>2015-11-29T21:19:25.53</dc:date>
    <dc:creator>Max Hikke</dc:creator>
    <meta:editing-duration>PT3H9M51S</meta:editing-duration>
    <meta:editing-cycles>4</meta:editing-cycles>
    <meta:generator>OpenOffice/4.1.2$Win32 OpenOffice.org_project/412m3$Build-9782</meta:generator>
    <meta:document-statistic meta:table-count="0" meta:image-count="4" meta:object-count="0" meta:page-count="3" meta:paragraph-count="15" meta:word-count="395" meta:character-count="2262"/>
  </office:meta>
</office:document-meta>
</file>